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db25"/>
    </style:style>
    <style:style style:name="P2" style:family="paragraph" style:parent-style-name="Standard">
      <style:text-properties officeooo:rsid="000cdb25" officeooo:paragraph-rsid="000cdb25"/>
    </style:style>
    <style:style style:name="P3" style:family="paragraph" style:parent-style-name="Standard">
      <style:text-properties officeooo:rsid="000ce46b" officeooo:paragraph-rsid="000ce46b"/>
    </style:style>
    <style:style style:name="P4" style:family="paragraph" style:parent-style-name="Standard">
      <style:text-properties officeooo:rsid="000cdb25" officeooo:paragraph-rsid="000cdb25"/>
    </style:style>
    <style:style style:name="P5" style:family="paragraph" style:parent-style-name="Standard">
      <style:text-properties officeooo:rsid="000ce46b" officeooo:paragraph-rsid="000ce46b"/>
    </style:style>
    <style:style style:name="P6" style:family="paragraph" style:parent-style-name="Standard">
      <style:text-properties officeooo:rsid="000f6b4b" officeooo:paragraph-rsid="000f6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)</text:p>
      <text:p text:style-name="P1"/>
      <text:p text:style-name="P1">select Pnome , Cnome<text:line-break/>from cidade inner join <text:s/>peca<text:line-break/>where peca.Ccod = cidade.Ccod</text:p>
      <text:p text:style-name="P1"/>
      <text:p text:style-name="P2">2)</text:p>
      <text:p text:style-name="P2"/>
      <text:p text:style-name="P2">select <text:s/>Pcod , Pnome , Cnome<text:line-break/>from cidade inner join <text:s/>peca<text:line-break/>where peca.Ccod = cidade.Ccod and <text:line-break/>cidade.Cnome = "POA" <text:line-break/>order by pnome</text:p>
      <text:p text:style-name="P2"/>
      <text:p text:style-name="P2">3)</text:p>
      <text:p text:style-name="P2"/>
      <text:p text:style-name="P2">select <text:s/>*<text:line-break/>from fornecedor inner join cidade<text:line-break/>where cidade.Ccod = fornecedor.Ccod and cidade.uf = "RS"<text:line-break/></text:p>
      <text:p text:style-name="P3">4)</text:p>
      <text:p text:style-name="P3"/>
      <text:p text:style-name="P3">select <text:s/>Jnome , peca.Pcod<text:line-break/>from fornecimento , peca , projeto<text:line-break/>where peca.Pcod = fornecimento.pcod and <text:line-break/>projeto.PRcod = fornecimento.PRcod<text:line-break/></text:p>
      <text:p text:style-name="P3">5)</text:p>
      <text:p text:style-name="P3"/>
      <text:p text:style-name="P3"><text:line-break/></text:p>
      <text:p text:style-name="P6">6)</text:p>
      <text:p text:style-name="P6"/>
      <text:p text:style-name="P6"/>
      <text:p text:style-name="P3">select fornecedor.fnome , peca.pnome , <text:s/>projeto.jnome<text:line-break/>from fornecimento inner join <text:s/>projeto on projeto.PRcod = fornecimento.PRcod<text:line-break/>, fornecimento inner join peca on peca.Pcod = fornecimento.Pcod , fornecimento inner join fornecedor on fornecedor.Fcod = fornecimento.Fcod</text:p>
      <text:p text:style-name="P3"/>
      <text:p text:style-name="P6">7)</text:p>
      <text:p text:style-name="P6"/>
      <text:p text:style-name="P6">select fornecedor.fnome , peca.pnome , <text:s/>projeto.jnome<text:line-break/>from fornecimento inner join <text:s/>projeto on projeto.PRcod = fornecimento.PRcod<text:line-break/>, fornecimento inner join peca on peca.Pcod = fornecimento.Pcod , fornecimento inner join fornecedor on fornecedor.Fcod = fornecimento.Fcod<text:line-break/>where fornecimento.quantidade &gt; ‘ 6’</text:p>
      <text:p text:style-name="P6"/>
      <text:p text:style-name="P6">8)</text:p>
      <text:p text:style-name="P6"/>
      <text:p text:style-name="P6">select fornecimento.*<text:line-break/>from fornecedor ,fornecimento<text:line-break/><text:soft-page-break/>where fornecedor.Status = "1" and fornecimento.Fcod = fornecedor.Fcod<text:line-break/><text:line-break/></text:p>
      <text:p text:style-name="P6">9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9:18:22.541000000</meta:creation-date>
    <dc:date>2019-05-01T20:22:17.033000000</dc:date>
    <meta:editing-duration>PT39M22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17" meta:word-count="161" meta:character-count="1163" meta:non-whitespace-character-count="1001"/>
  </office:meta>
</office:document-meta>
</file>